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Reflection Refraction less Ronpa Raytracing Renderer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オフラインラスタライザーの挑戦</text:p>
            <text:p/>
            <text:p>by tomohir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仕組み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頂点シェーダで乱数を使って恒星の位置を生成</text:p>
              </text:list-item>
              <text:list-item>
                <text:p>ラスタライザで恒星をラスライズ</text:p>
              </text:list-item>
              <text:list-item>
                <text:p>フラグメントシェーダで恒星の輝きを描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今年の挑戦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画像サイズを8kから15kへ</text:p>
                <text:list>
                  <text:list-item>
                    <text:p>去年: 7680x4320</text:p>
                  </text:list-item>
                  <text:list-item>
                    <text:p>今年: 15360x8640</text:p>
                  </text:list-item>
                  <text:list-item>
                    <text:p>画素数4倍だぞ4倍!</text:p>
                  </text:list-item>
                  <text:list-item>
                    <text:p>レイトレだったら何日かかることやら・・・</text:p>
                  </text:list-item>
                  <text:list-item>
                    <text:p>画面を分割してレンダリングしている</text:p>
                  </text:list-item>
                  <text:list-item>
                    <text:p>レンダリング時間の9割がPNG画像出力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今年の挑戦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恒星の数を256000個から4096000個へ</text:p>
                <text:list>
                  <text:list-item>
                    <text:p>16倍だぞ16倍!</text:p>
                  </text:list-item>
                  <text:list-item>
                    <text:p>これ以上増やすと特定箇所に恒星が集まってしまう</text:p>
                  </text:list-item>
                  <text:list-item>
                    <text:p>乱数の改良が必要</text:p>
                  </text:list-item>
                  <text:list-item>
                    <text:p>銀河系には約2000億～4000億個の恒星が含まれていると考えられている</text:p>
                  </text:list-item>
                  <text:list-item>
                    <text:p>まだまだ足りない・・・</text:p>
                  </text:list-item>
                  <text:list-item>
                    <text:p>TDR対策に恒星を分割してレンダリン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来年の目標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30kの画像出力</text:p>
                <text:list>
                  <text:list-item>
                    <text:p>pngのエンコーディングを並列化したい</text:p>
                  </text:list-item>
                </text:list>
              </text:list-item>
              <text:list-item>
                <text:p>恒星の数を増やす</text:p>
                <text:list>
                  <text:list-item>
                    <text:p>乱数の質を高める</text:p>
                  </text:list-item>
                </text:list>
              </text:list-item>
              <text:list-item>
                <text:p>恒星の位置を計算する</text:p>
              </text:list-item>
              <text:list-item>
                <text:p>赤方偏移を計算する</text:p>
                <text:list>
                  <text:list-item>
                    <text:p>光のドップラー効果で遠ざかる星が赤っぽく見える</text:p>
                  </text:list-item>
                </text:list>
              </text:list-item>
              <text:list-item>
                <text:p>動画に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02:15:09.716000000</meta:creation-date>
    <dc:date>2015-08-27T23:40:12.021000000</dc:date>
    <meta:editing-duration>PT4H2M20S</meta:editing-duration>
    <meta:editing-cycles>13</meta:editing-cycles>
    <meta:generator>LibreOffice/4.4.5.2$Windows_x86 LibreOffice_project/a22f674fd25a3b6f45bdebf25400ed2adff0ff99</meta:generator>
    <meta:document-statistic meta:object-count="41"/>
  </office:meta>
</office:document-meta>
</file>